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a5b5" officeooo:paragraph-rsid="000aa5b5" style:font-weight-asian="bold" style:font-weight-complex="bold"/>
    </style:style>
    <style:style style:name="P2" style:family="paragraph" style:parent-style-name="Standard" style:list-style-name="L1">
      <style:text-properties fo:font-weight="bold" officeooo:rsid="000aa5b5" officeooo:paragraph-rsid="000c1f9d" style:font-weight-asian="bold" style:font-weight-complex="bold"/>
    </style:style>
    <style:style style:name="P3" style:family="paragraph" style:parent-style-name="Standard" style:list-style-name="L1">
      <style:text-properties fo:font-weight="bold" officeooo:rsid="000aa5b5" officeooo:paragraph-rsid="000aa5b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CT DESIGN PROCESS</text:p>
      <text:p text:style-name="P1"/>
      <text:p text:style-name="P1"/>
      <text:p text:style-name="P1"/>
      <text:list xml:id="list2106195179" text:style-name="L1">
        <text:list-item>
          <text:p text:style-name="P2">Define:problems, target market,user</text:p>
        </text:list-item>
        <text:list-item>
          <text:p text:style-name="P3">Research: User problem end user…</text:p>
        </text:list-item>
        <text:list-item>
          <text:p text:style-name="P3">Ideate</text:p>
        </text:list-item>
        <text:list-item>
          <text:p text:style-name="P3">Prototype</text:p>
        </text:list-item>
        <text:list-item>
          <text:p text:style-name="P3">Select</text:p>
        </text:list-item>
        <text:list-item>
          <text:p text:style-name="P3">Implement </text:p>
        </text:list-item>
        <text:list-item>
          <text:p text:style-name="P3">Lear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09:19:55.238431659</meta:creation-date>
    <meta:editing-duration>PT2H27M2S</meta:editing-duration>
    <meta:editing-cycles>2</meta:editing-cycles>
    <meta:generator>LibreOffice/6.4.7.2$Linux_X86_64 LibreOffice_project/40$Build-2</meta:generator>
    <dc:date>2022-02-10T11:57:04.479489104</dc:date>
    <meta:document-statistic meta:table-count="0" meta:image-count="0" meta:object-count="0" meta:page-count="1" meta:paragraph-count="8" meta:word-count="23" meta:character-count="139" meta:non-whitespace-character-count="130"/>
  </office:meta>
</office:document-meta>
</file>